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3744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3.1382in"/>
    </style:style>
    <style:style style:name="co7" style:family="table-column">
      <style:table-column-properties fo:break-before="auto" style:column-width="0.6866in"/>
    </style:style>
    <style:style style:name="co8" style:family="table-column">
      <style:table-column-properties fo:break-before="auto" style:column-width="0.6256in"/>
    </style:style>
    <style:style style:name="co9" style:family="table-column">
      <style:table-column-properties fo:break-before="auto" style:column-width="2.8209in"/>
    </style:style>
    <style:style style:name="co10" style:family="table-column">
      <style:table-column-properties fo:break-before="auto" style:column-width="1.2409in"/>
    </style:style>
    <style:style style:name="co11" style:family="table-column">
      <style:table-column-properties fo:break-before="auto" style:column-width="1.2516in"/>
    </style:style>
    <style:style style:name="co12" style:family="table-column">
      <style:table-column-properties fo:break-before="auto" style:column-width="2.9638in"/>
    </style:style>
    <style:style style:name="co13" style:family="table-column">
      <style:table-column-properties fo:break-before="auto" style:column-width="0.6457in"/>
    </style:style>
    <style:style style:name="co14" style:family="table-column">
      <style:table-column-properties fo:break-before="auto" style:column-width="0.6453in"/>
    </style:style>
    <style:style style:name="co15" style:family="table-column">
      <style:table-column-properties fo:break-before="auto" style:column-width="4.3484in"/>
    </style:style>
    <style:style style:name="co16" style:family="table-column">
      <style:table-column-properties fo:break-before="auto" style:column-width="0.8201in"/>
    </style:style>
    <style:style style:name="co17" style:family="table-column">
      <style:table-column-properties fo:break-before="auto" style:column-width="2.5717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4709in" fo:break-before="auto" style:use-optimal-row-height="true"/>
    </style:style>
    <style:style style:name="ro4" style:family="table-row">
      <style:table-row-properties style:row-height="0.6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0783in" fo:break-before="auto" style:use-optimal-row-height="true"/>
    </style:style>
    <style:style style:name="ro7" style:family="table-row">
      <style:table-row-properties style:row-height="0.7752in" fo:break-before="auto" style:use-optimal-row-height="true"/>
    </style:style>
    <style:style style:name="ro8" style:family="table-row">
      <style:table-row-properties style:row-height="0.7327in" fo:break-before="auto" style:use-optimal-row-height="true"/>
    </style:style>
    <style:style style:name="ro9" style:family="table-row">
      <style:table-row-properties style:row-height="0.9319in" fo:break-before="auto" style:use-optimal-row-height="true"/>
    </style:style>
    <style:style style:name="ro10" style:family="table-row">
      <style:table-row-properties style:row-height="1.948in" fo:break-before="auto" style:use-optimal-row-height="true"/>
    </style:style>
    <style:style style:name="ro11" style:family="table-row">
      <style:table-row-properties style:row-height="0.3555in" fo:break-before="auto" style:use-optimal-row-height="true"/>
    </style:style>
    <style:style style:name="ro12" style:family="table-row">
      <style:table-row-properties style:row-height="1.2457in" fo:break-before="auto" style:use-optimal-row-height="tru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382in" fo:break-before="auto" style:use-optimal-row-height="true"/>
    </style:style>
    <style:style style:name="ro15" style:family="table-row">
      <style:table-row-properties style:row-height="0.9429in" fo:break-before="auto" style:use-optimal-row-height="true"/>
    </style:style>
    <style:style style:name="ro16" style:family="table-row">
      <style:table-row-properties style:row-height="1.0945in" fo:break-before="auto" style:use-optimal-row-height="true"/>
    </style:style>
    <style:style style:name="ro17" style:family="table-row">
      <style:table-row-properties style:row-height="0.7118in" fo:break-before="auto" style:use-optimal-row-height="true"/>
    </style:style>
    <style:style style:name="ro18" style:family="table-row">
      <style:table-row-properties style:row-height="0.6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style:font-name="F" fo:language="en" fo:country="US" style:font-name-asian="F" style:language-asian="en" style:country-asian="US" style:font-name-complex="F" style:font-size-complex="5.65000009536743pt" style:language-complex="en" style:country-complex="US"/>
    </style:style>
    <style:style style:name="ce4" style:family="table-cell" style:parent-style-name="Default" style:data-style-name="N100">
      <style:table-cell-properties fo:wrap-option="wrap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 style:data-style-name="N10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start"/>
    </style:style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00">
      <style:table-cell-properties fo:wrap-option="no-wrap"/>
    </style:style>
    <style:style style:name="ce8" style:family="table-cell" style:parent-style-name="Default" style:data-style-name="N100">
      <style:table-cell-properties fo:wrap-option="wrap"/>
      <style:text-properties style:font-name="F" fo:font-weight="normal" style:font-name-asian="F" style:font-weight-asian="bold" style:font-name-complex="F" style:font-size-complex="5.65000009536743pt" style:font-weight-complex="bold"/>
    </style:style>
    <style:style style:name="ce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wrap-option="wrap"/>
      <style:text-properties style:font-name="Arial" style:font-name-asian="Arial Unicode MS" style:font-name-complex="Arial Unicode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" fo:font-size="9pt" style:font-name-asian="F" style:font-size-asian="9pt" style:font-name-complex="F" style:font-size-complex="5.09999990463257pt"/>
    </style:style>
    <style:style style:name="T3" style:family="text">
      <style:text-properties style:font-name="F" fo:font-size="12pt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 Unicode MS1" fo:font-style="normal" fo:text-shadow="none" style:text-underline-style="none" fo:font-weight="bold" style:font-name-asian="Arial Unicode MS1" style:font-size-asian="10pt" style:font-style-asian="normal" style:font-weight-asian="bold" style:font-name-complex="Arial Unicode MS1" style:font-size-complex="10pt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F" style:font-name-asian="F" style:font-name-complex="F" style:font-size-complex="5.69999980926514pt"/>
    </style:style>
    <style:style style:name="T9" style:family="text">
      <style:text-properties style:font-name="F" fo:font-weight="normal" style:font-name-asian="F" style:font-weight-asian="normal" style:font-name-complex="F" style:font-size-complex="5.69999980926514pt" style:font-weight-complex="normal"/>
    </style:style>
    <style:style style:name="T10" style:family="text">
      <style:text-properties style:font-name-asian="F" style:font-weight-asian="bold" style:font-name-complex="F" style:font-size-complex="5.69999980926514pt" style:font-weight-complex="bold"/>
    </style:style>
    <style:style style:name="T11" style:family="text">
      <style:text-properties style:font-name="F" style:font-name-asian="F" style:font-weight-asian="bold" style:font-name-complex="F" style:font-size-complex="5.69999980926514pt" style:font-weight-complex="bold"/>
    </style:style>
    <style:style style:name="T12" style:family="text">
      <style:text-properties style:font-name="Arial Unicode MS1" style:font-name-asian="Arial Unicode MS1" style:font-name-complex="Arial Unicode MS1" style:font-size-complex="5.69999980926514pt"/>
    </style:style>
  </office:automatic-styles>
  <office:body>
    <office:spreadsheet>
      <table:table table:name="sign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Default" office:value-type="string">
            <text:p>List of all-caps signs in TTTA.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 of words</text:p>
          </table:table-cell>
          <table:table-cell table:style-name="ce1" office:value-type="string">
            <text:p>Number of letters</text:p>
          </table:table-cell>
          <table:table-cell table:style-name="ce1" office:value-type="string">
            <text:p>Notes/Comments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78</text:p>
          </table:table-cell>
          <table:table-cell office:value-type="string">
            <text:p>“IT IS NOT MY AIM TO EXPLAIN THE CAUSE OF CYCLES.”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/>
        </table:table-row>
        <table:table-row table:style-name="ro3">
          <table:table-cell office:value-type="string">
            <text:p>9</text:p>
          </table:table-cell>
          <table:table-cell office:value-type="string">
            <text:p>96</text:p>
          </table:table-cell>
          <table:table-cell office:value-type="string">
            <text:p>“YOU ARE A WONDER <text:s/>THE MARKET IS MAKING GOOD AND WE ARE GOING TO WIN <text:s/>I AM WITH YOU ALWAYS <text:s/>LOVE <text:s/>MARIE.”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string">
            <text:p>This is page 96 which is the reverse of page 69.</text:p>
          </table:table-cell>
        </table:table-row>
        <table:table-row table:style-name="ro4">
          <table:table-cell office:value-type="string">
            <text:p>9</text:p>
          </table:table-cell>
          <table:table-cell office:value-type="string">
            <text:p>102</text:p>
          </table:table-cell>
          <table:table-cell office:value-type="string">
            <text:p>“EXPECT TO BE WITH YOU SUNDAY WILL COME OVER ON AFTER-NOON TRAIN TODAY”</text:p>
          </table:table-cell>
          <table:table-cell office:value-type="string">
            <text:p>13 or 14</text:p>
          </table:table-cell>
          <table:table-cell office:value-type="float" office:value="56">
            <text:p>56</text:p>
          </table:table-cell>
          <table:table-cell office:value-type="string">
            <text:p>The word “AFTER-NOON” was split onto two lines. <text:s/>If I count that as one word, then the word count is 13. <text:s/>If I count that as two words, then the word count is 14. <text:s/>Note: 56 / 14 = 4.</text:p>
          </table:table-cell>
        </table:table-row>
        <table:table-row table:style-name="ro5">
          <table:table-cell office:value-type="string">
            <text:p>12</text:p>
          </table:table-cell>
          <table:table-cell office:value-type="string">
            <text:p>126</text:p>
          </table:table-cell>
          <table:table-cell office:value-type="string">
            <text:p>Name “JOHN WANAMAKER” is in all caps.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</table:table-row>
        <table:table-row table:style-name="ro6">
          <table:table-cell office:value-type="string">
            <text:p>12</text:p>
          </table:table-cell>
          <table:table-cell office:value-type="string">
            <text:p>148</text:p>
          </table:table-cell>
          <table:table-cell office:value-type="string">
            <text:p>“Personal Notices” that Robert placed.</text:p>
          </table:table-cell>
          <table:table-cell office:value-type="float" office:value="155">
            <text:p>155</text:p>
          </table:table-cell>
          <table:table-cell office:value-type="float" office:value="638">
            <text:p>638</text:p>
          </table:table-cell>
          <table:table-cell office:value-type="string">
            <text:p>There are different type-settings used in this section. <text:s/>The 155 words count includes all words up to and including the address line. <text:s/>Letters total are 606 + 12 (for RG's name) + 7 (for “Address” italicized) + 13 (for “Planters Hotel”) = 638. <text:s/>I think the most important part of is personal notice is that word number <text:span text:style-name="T1">153</text:span> is “Address” italicized.</text:p>
          </table:table-cell>
        </table:table-row>
        <table:table-row table:style-name="ro7">
          <table:table-cell office:value-type="string">
            <text:p>14</text:p>
          </table:table-cell>
          <table:table-cell office:value-type="string">
            <text:p>179</text:p>
          </table:table-cell>
          <table:table-cell office:value-type="string">
            <text:p>Telegram from Mr. Kennelworth:</text:p>
            <text:p>“LEAVING ON THE SUNSHINE SPECIAL TONIGHT <text:s/>ARRIVE ST. LOUIS SATURDAY MORNING <text:s/>BE READY TO LEAVE IMMEDIATELY WITH ME FOR NEW YORK.”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/>
        </table:table-row>
        <table:table-row table:style-name="ro8">
          <table:table-cell office:value-type="string">
            <text:p>17</text:p>
          </table:table-cell>
          <table:table-cell office:value-type="string">
            <text:p>217</text:p>
          </table:table-cell>
          <table:table-cell office:value-type="string">
            <text:p>Wire from Mr. K to Robert.</text:p>
          </table:table-cell>
          <table:table-cell office:value-type="float" office:value="50">
            <text:p>50</text:p>
          </table:table-cell>
          <table:table-cell office:value-type="float" office:value="234">
            <text:p>234</text:p>
          </table:table-cell>
          <table:table-cell table:style-name="ce4" office:value-type="string">
            <text:p><text:span text:style-name="T4">There are different type-settings used in this </text:span><text:span text:style-name="T5">section. </text:span></text:p>
            <text:p><text:span text:style-name="T5">Words: </text:span><text:span text:style-name="T6">11</text:span><text:span text:style-name="T5"> + </text:span><text:span text:style-name="T6">35</text:span><text:span text:style-name="T5"> + </text:span><text:span text:style-name="T6">4</text:span><text:span text:style-name="T5"> = 50. <text:s/></text:span></text:p>
            <text:p><text:span text:style-name="T5">Letters: </text:span><text:span text:style-name="T6">45</text:span><text:span text:style-name="T5"> + </text:span><text:span text:style-name="T6">172</text:span><text:span text:style-name="T5"> + </text:span><text:span text:style-name="T6">17</text:span><text:span text:style-name="T5"> = 234.</text:span></text:p>
          </table:table-cell>
        </table:table-row>
        <table:table-row table:style-name="ro9">
          <table:table-cell office:value-type="string">
            <text:p>25</text:p>
          </table:table-cell>
          <table:table-cell office:value-type="string">
            <text:p>288</text:p>
          </table:table-cell>
          <table:table-cell office:value-type="string">
            <text:p>Big headlines in the afternoon newspapers in every large city in the U.S.:</text:p>
            <text:p>“GIANT MOTHER SHIP CAPTURED BY DARING YOUNG AVIATOR CAPTAIN ROBERT GORDON.”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string">
            <text:p>These are head<text:span text:style-name="T1">LINES</text:span>, so perhaps the line number(s) are important. <text:s/>This quote spans from lines <text:span text:style-name="T1">19</text:span> to <text:span text:style-name="T7">21</text:span>. <text:s/>This is <text:span text:style-name="T1">3</text:span> lines. <text:s/>Thus, 19 + 20 + 21 = <text:span text:style-name="T1">60</text:span>. <text:s/>Or 19 + 21 = <text:span text:style-name="T1">40</text:span>. <text:s/>Mention of large cities and U.S. sounds like it may be a connection to the U.S. (cycle?) in some way.</text:p>
          </table:table-cell>
        </table:table-row>
        <table:table-row table:style-name="ro9">
          <table:table-cell office:value-type="string">
            <text:p>30</text:p>
          </table:table-cell>
          <table:table-cell office:value-type="string">
            <text:p>344</text:p>
          </table:table-cell>
          <table:table-cell office:value-type="string">
            <text:p>Large electric sign in Detroit, with <text:span text:style-name="T1">letters</text:span> 20 feet high:</text:p>
            <text:p>“DETROIT IS READY – WON'T YOU COME AND TAKE US WE WANT TO BE YOUR THANKSGIVING TURKEY.”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string">
            <text:p>The letters were 20 feet high, so there is an emphasis on letters as opposed to words. <text:s/>Maybe:</text:p>
            <text:p>66 * 20 = 1320. <text:s/>There are 12 inches to a feet, possibly: 66 * 20 * 12 = 15840. <text:s/>Also, the word “high” is used, so it could be referring to something else, maybe latitude or declination. </text:p>
          </table:table-cell>
        </table:table-row>
        <table:table-row table:style-name="ro9">
          <table:table-cell office:value-type="string">
            <text:p>30</text:p>
          </table:table-cell>
          <table:table-cell office:value-type="string">
            <text:p>352</text:p>
          </table:table-cell>
          <table:table-cell office:value-type="string">
            <text:p>Big headlines thruout the United States:</text:p>
            <text:p>“DETROIT ATTACKED THE SECOND TIME BY THE ENEMY FORCES BUT DEFEATED. THOUSANDS OF THEIR PLANES HAVE BEEN CAPTURED. <text:s/>THERE HAS BEEN PRACTICALLY NO LOSS OF LIFE AND NO IMPORTANT BUILDINGS DESTROYED.”</text:p>
          </table:table-cell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  <table:table-cell office:value-type="string">
            <text:p>These are head<text:span text:style-name="T1">LINES, </text:span><text:span text:style-name="T7">so perhaps the line number(s) are important. <text:s/></text:span><text:span text:style-name="T7">This quote spans from lines </text:span><text:span text:style-name="T1">7</text:span><text:span text:style-name="T7"> to </text:span><text:span text:style-name="T1">12</text:span><text:span text:style-name="T7">. <text:s/>This is </text:span><text:span text:style-name="T1">6</text:span><text:span text:style-name="T7"> lines. <text:s/>Thus: 7 + 12 =</text:span><text:span text:style-name="T1"> 19</text:span><text:span text:style-name="T7">. <text:s/></text:span><text:span text:style-name="T7">Or 7 + 8 + 9 + 10 + 11 + 12 = </text:span><text:span text:style-name="T1">57</text:span><text:span text:style-name="T7">. <text:s/></text:span></text:p>
          </table:table-cell>
        </table:table-row>
        <table:table-row table:style-name="ro10">
          <table:table-cell office:value-type="string">
            <text:p>33</text:p>
          </table:table-cell>
          <table:table-cell office:value-type="string">
            <text:p>388</text:p>
          </table:table-cell>
          <table:table-cell office:value-type="string">
            <text:p>The President's Proclamation given to the newspapers and every paper in the U.S. carried big headlines:</text:p>
            <text:p>“<text:span text:style-name="T2">GREAT ATTACK ON NEW YORK AND WASHINGTON</text:span></text:p>
            <text:p><text:span text:style-name="T2">FAILS. MORE THAN ONE HUNDRED THOUSAND</text:span></text:p>
            <text:p><text:span text:style-name="T2">OF THE ENEMY'S AIRSHIPS HAVE BEEN CAPTURED.</text:span></text:p>
            <text:p><text:span text:style-name="T2">HUNDREDS OF THOUSANDS HAVE BEEN</text:span></text:p>
            <text:p><text:span text:style-name="T2">TAKEN PRISONERS. EDNA KENNELWORTH, A</text:span></text:p>
            <text:p><text:span text:style-name="T2">LONE WOMAN, SAVED WASHINGTON WITH</text:span></text:p>
            <text:p><text:span text:style-name="T2">SLEEPING GAS BAGGED OVER FIFTY THOUSAND</text:span></text:p>
            <text:p><text:span text:style-name="T2">AIRPLANES WHICH ARE NOW SAFELY HELD IN</text:span></text:p>
            <text:p><text:span text:style-name="T2">THE TUNNEL THRU THE AIR MADE BY SUPREME</text:span></text:p>
            <text:p><text:span text:style-name="T2">COMMANDER GORDON’S GREAT INVENTION. IT</text:span></text:p>
            <text:p><text:span text:style-name="T2">IS EXPECTED THAT THE ENEMY WILL MAKE A</text:span></text:p>
            <text:p><text:span text:style-name="T2">PLEA FOR PEACE ANY DAY.</text:span></text:p>
          </table:table-cell>
          <table:table-cell office:value-type="float" office:value="75">
            <text:p>75</text:p>
          </table:table-cell>
          <table:table-cell office:value-type="float" office:value="363">
            <text:p>363</text:p>
          </table:table-cell>
          <table:table-cell office:value-type="string">
            <text:p>These are headLINES, so perhaps the line number(s) are important. <text:s/>There are <text:span text:style-name="T1">12</text:span> lines total (6 + 6 = 12).</text:p>
          </table:table-cell>
        </table:table-row>
        <table:table-row table:style-name="ro11">
          <table:table-cell office:value-type="string">
            <text:p>36</text:p>
          </table:table-cell>
          <table:table-cell office:value-type="string">
            <text:p>413</text:p>
          </table:table-cell>
          <table:table-cell office:value-type="string">
            <text:p>Ezekiel 48:35 excerpt:</text:p>
            <text:p><text:span text:style-name="T3">“</text:span><text:span text:style-name="T3">THE LORD IS THERE”</text:span>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This is a quote of Ezekiel 48:35.</text:p>
          </table:table-cell>
        </table:table-row>
        <table:table-row table:style-name="ro5">
          <table:table-cell office:value-type="string">
            <text:p>36</text:p>
          </table:table-cell>
          <table:table-cell office:value-type="string">
            <text:p>414</text:p>
          </table:table-cell>
          <table:table-cell office:value-type="string">
            <text:p>“THE CITY OF THE LORD.”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</table:table-row>
        <table:table-row table:style-name="ro5">
          <table:table-cell office:value-type="string">
            <text:p>36</text:p>
          </table:table-cell>
          <table:table-cell office:value-type="string">
            <text:p>414</text:p>
          </table:table-cell>
          <table:table-cell table:style-name="ce3" office:value-type="string">
            <text:p>“THE LORD IS THERE”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</table:table-row>
        <table:table-row table:style-name="ro5" table:number-rows-repeated="14">
          <table:table-cell table:number-columns-repeated="6"/>
        </table:table-row>
        <table:table-row table:style-name="ro5" table:number-rows-repeated="13">
          <table:table-cell table:number-columns-repeated="5"/>
          <table:table-cell table:style-name="Default"/>
        </table:table-row>
        <table:table-row table:style-name="ro5">
          <table:table-cell table:number-columns-repeated="5"/>
          <table:table-cell table:style-name="Default"/>
        </table:table-row>
      </table:table>
      <table:table table:name="Chapter 7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1" table:default-cell-style-name="ce6"/>
        <table:table-column table:style-name="co12" table:default-cell-style-name="ce2"/>
        <table:table-row table:style-name="ro1">
          <table:table-cell table:style-name="Default" office:value-type="string">
            <text:p>The numbers of the quotes in chapter 7.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5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 of words</text:p>
          </table:table-cell>
          <table:table-cell table:style-name="ce1" office:value-type="string">
            <text:p>Number of letters</text:p>
          </table:table-cell>
          <table:table-cell table:style-name="ce1" office:value-type="string">
            <text:p>Notes/Comments</text:p>
          </table:table-cell>
        </table:table-row>
        <table:table-row table:style-name="ro5">
          <table:table-cell office:value-type="string">
            <text:p>7</text:p>
          </table:table-cell>
          <table:table-cell office:value-type="string">
            <text:p>75</text:p>
          </table:table-cell>
          <table:table-cell office:value-type="string">
            <text:p>St. Matthew 7:7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/>
        </table:table-row>
        <table:table-row table:style-name="ro5">
          <table:table-cell office:value-type="string">
            <text:p>7 </text:p>
          </table:table-cell>
          <table:table-cell office:value-type="string">
            <text:p>76</text:p>
          </table:table-cell>
          <table:table-cell office:value-type="string">
            <text:p>Eccl. 1:9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2">
          <table:table-cell office:value-type="string">
            <text:p>7</text:p>
          </table:table-cell>
          <table:table-cell office:value-type="string">
            <text:p>76</text:p>
          </table:table-cell>
          <table:table-cell office:value-type="string">
            <text:p>“That which has been is now and that which is to be hath already been.”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77</text:p>
          </table:table-cell>
          <table:table-cell office:value-type="string">
            <text:p>Italicized “New York American”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77</text:p>
          </table:table-cell>
          <table:table-cell office:value-type="string">
            <text:p>Title of book: “The Palace of Minos”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78</text:p>
          </table:table-cell>
          <table:table-cell office:value-type="string">
            <text:p>“There is no new thing under the sun”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78</text:p>
          </table:table-cell>
          <table:table-cell office:value-type="string">
            <text:p>“How do I forecast future cycles?”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7</text:p>
          </table:table-cell>
          <table:table-cell office:value-type="string">
            <text:p>78</text:p>
          </table:table-cell>
          <table:table-cell office:value-type="string">
            <text:p>“IT IS NOT MY AIM TO EXPLAIN THE CAUSE OF CYCLES.”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78</text:p>
          </table:table-cell>
          <table:table-cell office:value-type="string">
            <text:p>“Wheel within a wheel.”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</table:table-row>
        <table:table-row table:style-name="ro3">
          <table:table-cell office:value-type="string">
            <text:p>7 </text:p>
          </table:table-cell>
          <table:table-cell office:value-type="string">
            <text:p>79</text:p>
          </table:table-cell>
          <table:table-cell office:value-type="string">
            <text:p>“A little one shall become a thousand and a small one a strong nation; I the Lord will hasten it in his time.”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7</text:p>
          </table:table-cell>
          <table:table-cell office:value-type="string">
            <text:p>79</text:p>
          </table:table-cell>
          <table:table-cell office:value-type="string">
            <text:p>“One day is with the Lord as a thousand years, and a thousand years as one day.”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/>
        </table:table-row>
        <table:table-row table:style-name="ro3">
          <table:table-cell office:value-type="string">
            <text:p>7</text:p>
          </table:table-cell>
          <table:table-cell table:style-name="ce5" office:value-type="float" office:value="79">
            <text:p>79</text:p>
          </table:table-cell>
          <table:table-cell office:value-type="string">
            <text:p>“And he laid hold on the dragon, that old serpent, which is the Devil, and Satan, and bound him a thousand years.”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0</text:p>
          </table:table-cell>
          <table:table-cell table:style-name="Default" office:value-type="string">
            <text:p>Prof. Hans Delbruck quote.</text:p>
          </table:table-cell>
          <table:table-cell office:value-type="float" office:value="64">
            <text:p>64</text:p>
          </table:table-cell>
          <table:table-cell office:value-type="float" office:value="308">
            <text:p>308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1</text:p>
          </table:table-cell>
          <table:table-cell office:value-type="string">
            <text:p>Bible quote.</text:p>
          </table:table-cell>
          <table:table-cell office:value-type="float" office:value="22">
            <text:p>22</text:p>
          </table:table-cell>
          <table:table-cell office:value-type="float" office:value="119">
            <text:p>119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1</text:p>
          </table:table-cell>
          <table:table-cell office:value-type="string">
            <text:p>Bible quote.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2</text:p>
          </table:table-cell>
          <table:table-cell office:value-type="string">
            <text:p>Bible quote.</text:p>
          </table:table-cell>
          <table:table-cell office:value-type="float" office:value="17">
            <text:p>17</text:p>
          </table:table-cell>
          <table:table-cell office:value-type="float" office:value="166">
            <text:p>166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2</text:p>
          </table:table-cell>
          <table:table-cell office:value-type="string">
            <text:p>Italicized “New York American”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</table:table-row>
        <table:table-row table:style-name="ro5">
          <table:table-cell office:value-type="string">
            <text:p>7 </text:p>
          </table:table-cell>
          <table:table-cell office:value-type="string">
            <text:p>82</text:p>
          </table:table-cell>
          <table:table-cell office:value-type="string">
            <text:p>Malachy priest prophecy quote.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Related to Pope number 266. <text:s/>266 / 7 = 38.</text:p>
          </table:table-cell>
        </table:table-row>
        <table:table-row table:style-name="ro5"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“Forewarned is forearmed.”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Bible quote.</text:p>
          </table:table-cell>
          <table:table-cell office:value-type="float" office:value="32">
            <text:p>32</text:p>
          </table:table-cell>
          <table:table-cell office:value-type="float" office:value="132">
            <text:p>132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Bible quote.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3</text:p>
          </table:table-cell>
          <table:table-cell office:value-type="string">
            <text:p>Bible quote.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/>
        </table:table-row>
        <table:table-row table:style-name="ro5">
          <table:table-cell office:value-type="string">
            <text:p>7</text:p>
          </table:table-cell>
          <table:table-cell office:value-type="string">
            <text:p>84</text:p>
          </table:table-cell>
          <table:table-cell office:value-type="string">
            <text:p>Bible quote.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5">
          <table:table-cell table:number-columns-repeated="3"/>
          <table:table-cell table:style-name="Default" table:number-columns-repeated="2"/>
          <table:table-cell/>
        </table:table-row>
        <table:table-row table:style-name="ro5" table:number-rows-repeated="22">
          <table:table-cell table:number-columns-repeated="3"/>
          <table:table-cell table:style-name="ce2" table:number-columns-repeated="2"/>
          <table:table-cell/>
        </table:table-row>
        <table:table-row table:style-name="ro5">
          <table:table-cell table:number-columns-repeated="3"/>
          <table:table-cell table:style-name="ce2" table:number-columns-repeated="2"/>
          <table:table-cell/>
        </table:table-row>
      </table:table>
      <table:table table:name="Mysterious Letter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default-cell-style-name="ce2"/>
        <table:table-column table:style-name="co17" table:default-cell-style-name="ce2"/>
        <table:table-row table:style-name="ro1">
          <table:table-cell table:style-name="Default" office:value-type="string">
            <text:p>Marie's letter on pages 120 and 121.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 of words</text:p>
          </table:table-cell>
          <table:table-cell table:style-name="ce1" office:value-type="string">
            <text:p>Number of letters</text:p>
          </table:table-cell>
          <table:table-cell table:style-name="ce1" office:value-type="string">
            <text:p>Notes/Comments</text:p>
          </table:table-cell>
        </table:table-row>
        <table:table-row table:style-name="ro12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<text:span text:style-name="T8"><text:s/></text:span><text:span text:style-name="T8">June 5, 1927 -- 3 A.M.</text:span></text:p>
            <text:p><text:span text:style-name="T8">DEAREST ROBERT:</text:span></text:p>
            <text:p><text:span text:style-name="T8">According to your faith, be I unto you. Love will always</text:span></text:p>
            <text:p><text:span text:style-name="T8">have faith, understand and wait. Time proves all things.</text:span></text:p>
            <text:p><text:span text:style-name="T8">You will get everything you want. I will come to you when I</text:span></text:p>
            <text:p><text:span text:style-name="T8">mean the most and your need for love is the greatest.</text:span></text:p>
            <text:p><text:span text:style-name="T8">Lovingly always,</text:span></text:p>
            <text:p><text:span text:style-name="T8">MARIE.</text:span></text:p>
          </table:table-cell>
          <table:table-cell office:value-type="string">
            <text:p>49</text:p>
          </table:table-cell>
          <table:table-cell office:value-type="string">
            <text:p>209</text:p>
          </table:table-cell>
          <table:table-cell office:value-type="string">
            <text:p>The word count and letter count excludes the timestamp information at the beginning of the note.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Dearest Robert”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/>
        </table:table-row>
        <table:table-row table:style-name="ro14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According to your faith, be I unto you.”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This sentence is written 7 times in TTTA.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Love will always have faith, understand and wait.”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table:style-name="ce10" office:value-type="string">
            <text:p>This sentence is written 5 times in TTTA.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Time proves all things.”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table:style-name="ce10" office:value-type="string">
            <text:p>This sentence is written 5 times in TTTA.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You will get everything you want.”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table:style-name="ce10" office:value-type="string">
            <text:p>This sentence is written 6 times in TTTA.</text:p>
          </table:table-cell>
        </table:table-row>
        <table:table-row table:style-name="ro14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I will come to you when I mean the most and your need for love is the greatest.”</text:p>
          </table:table-cell>
          <table:table-cell office:value-type="string">
            <text:p>18</text:p>
          </table:table-cell>
          <table:table-cell office:value-type="string">
            <text:p>61</text:p>
          </table:table-cell>
          <table:table-cell table:style-name="ce10" office:value-type="string">
            <text:p>This sentence is written 6 times in TTTA.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string">
            <text:p>“Lovingly always, Marie.”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table:style-name="ce10" office:value-type="string">
            <text:p>This sentence is written 2 times in TTTA.</text:p>
          </table:table-cell>
        </table:table-row>
        <table:table-row table:style-name="ro14">
          <table:table-cell office:value-type="string">
            <text:p>11</text:p>
          </table:table-cell>
          <table:table-cell office:value-type="string">
            <text:p>121</text:p>
          </table:table-cell>
          <table:table-cell office:value-type="string">
            <text:p><text:span text:style-name="T9">"According to your faith be I unto you --</text:span></text:p>
            <text:p><text:span text:style-name="T9">love will always have faith, understand and wait."</text:span></text:p>
          </table:table-cell>
          <table:table-cell office:value-type="string">
            <text:p>16</text:p>
          </table:table-cell>
          <table:table-cell office:value-type="string">
            <text:p>70</text:p>
          </table:table-cell>
          <table:table-cell/>
        </table:table-row>
        <table:table-row table:style-name="ro15">
          <table:table-cell office:value-type="string">
            <text:p>11</text:p>
          </table:table-cell>
          <table:table-cell office:value-type="string">
            <text:p>121</text:p>
          </table:table-cell>
          <table:table-cell table:style-name="ce8" office:value-type="string">
            <text:p><text:span text:style-name="T10">"How can I understand, how can I</text:span></text:p>
            <text:p><text:span text:style-name="T10">wait, when I left her only a few hours ago supremely</text:span></text:p>
            <text:p><text:span text:style-name="T10">happy anticipating being married a few hours later in</text:span></text:p>
            <text:p><text:span text:style-name="T10">St. Louis, and going on to New York to spend our</text:span></text:p>
            <text:p><text:span text:style-name="T10">future lives together. What in the world can she mean</text:span></text:p>
            <text:p><text:span text:style-name="T10">by, 'time proves all things.'"</text:span></text:p>
          </table:table-cell>
          <table:table-cell office:value-type="string">
            <text:p>53</text:p>
          </table:table-cell>
          <table:table-cell office:value-type="string">
            <text:p>210</text:p>
          </table:table-cell>
          <table:table-cell office:value-type="string">
            <text:p>There is a sub-quote in this, thus, to arrive at the totals that we did:</text:p>
            <text:p><text:span text:style-name="T3">Words: 49 + 4 = 53.</text:span></text:p>
            <text:p><text:span text:style-name="T12">Letters: 191 + 19 = 210.</text:span></text:p>
          </table:table-cell>
        </table:table-row>
        <table:table-row table:style-name="ro13">
          <table:table-cell office:value-type="string">
            <text:p>11</text:p>
          </table:table-cell>
          <table:table-cell office:value-type="string">
            <text:p>121</text:p>
          </table:table-cell>
          <table:table-cell office:value-type="string">
            <text:p>“You will get everything you want.”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/>
        </table:table-row>
        <table:table-row table:style-name="ro16">
          <table:table-cell office:value-type="string">
            <text:p>11</text:p>
          </table:table-cell>
          <table:table-cell office:value-type="string">
            <text:p>121</text:p>
          </table:table-cell>
          <table:table-cell table:style-name="ce8" office:value-type="string">
            <text:p><text:span text:style-name="T10">"My God,</text:span></text:p>
            <text:p><text:span text:style-name="T10">there is only one thing that I do want, there is only one</text:span></text:p>
            <text:p><text:span text:style-name="T10">thing in this world that means anything to me and</text:span></text:p>
            <text:p><text:span text:style-name="T10">that is my Marie, and where will I find her."</text:span></text:p>
          </table:table-cell>
          <table:table-cell office:value-type="string">
            <text:p>35</text:p>
          </table:table-cell>
          <table:table-cell office:value-type="string">
            <text:p>122</text:p>
          </table:table-cell>
          <table:table-cell office:value-type="string">
            <text:p>Why does Gann say “My God” 3 times on this page? <text:s/>Also, this page has a reference to the $400.00 Marie gave to Robert. <text:s/>The words say to “use [the money] in any way that would help him.” <text:s/>So what I noticed is 400 is 360 degrees + <text:span text:style-name="T1">40 </text:span>degrees (40 degrees overturned).</text:p>
          </table:table-cell>
        </table:table-row>
        <table:table-row table:style-name="ro17">
          <table:table-cell office:value-type="string">
            <text:p>11</text:p>
          </table:table-cell>
          <table:table-cell office:value-type="string">
            <text:p>121</text:p>
          </table:table-cell>
          <table:table-cell table:style-name="ce9" office:value-type="string">
            <text:p><text:span text:style-name="T11">"I will come to you when</text:span></text:p>
            <text:p><text:span text:style-name="T11">I mean the most and your need for love is the greatest."</text:span></text:p>
          </table:table-cell>
          <table:table-cell office:value-type="string">
            <text:p>18</text:p>
          </table:table-cell>
          <table:table-cell office:value-type="string">
            <text:p>61</text:p>
          </table:table-cell>
          <table:table-cell office:value-type="string">
            <text:p>Robert read this next line over and over. <text:s/>So multiply the value(s) by 2? <text:s/></text:p>
            <text:p><text:span text:style-name="T12">Words: 18 * 2 = 36.</text:span></text:p>
            <text:p><text:span text:style-name="T12">Letters: 61 * 2 = 122.</text:span></text:p>
          </table:table-cell>
        </table:table-row>
        <table:table-row table:style-name="ro18">
          <table:table-cell office:value-type="string">
            <text:p>11</text:p>
          </table:table-cell>
          <table:table-cell office:value-type="string">
            <text:p>121</text:p>
          </table:table-cell>
          <table:table-cell table:style-name="ce9" office:value-type="string">
            <text:p><text:span text:style-name="T11">"My God, my God, now</text:span></text:p>
            <text:p><text:span text:style-name="T11">is the time that I need her the most. I will never need</text:span></text:p>
            <text:p><text:span text:style-name="T11">her more. How can I go on? Life will be a blank.</text:span></text:p>
            <text:p><text:span text:style-name="T11">I will be a dismal failure without her."</text:span></text:p>
          </table:table-cell>
          <table:table-cell office:value-type="string">
            <text:p>38</text:p>
          </table:table-cell>
          <table:table-cell office:value-type="string">
            <text:p>120</text:p>
          </table:table-cell>
          <table:table-cell/>
        </table:table-row>
        <table:table-row table:style-name="ro18" table:number-rows-repeated="15">
          <table:table-cell table:number-columns-repeated="6"/>
        </table:table-row>
        <table:table-row table:style-name="ro18" table:number-rows-repeated="2">
          <table:table-cell table:style-name="ce7" table:number-columns-repeated="6"/>
        </table:table-row>
        <table:table-row table:style-name="ro18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08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2T14:47:48</meta:creation-date>
    <dc:date>2013-03-03T08:21:00</dc:date>
    <meta:editing-duration>PT9H24M47S</meta:editing-duration>
    <meta:editing-cycles>23</meta:editing-cycles>
    <meta:generator>LibreOffice/3.3$Unix LibreOffice_project/330m18$Build-4</meta:generator>
    <meta:document-statistic meta:table-count="3" meta:cell-count="296" meta:object-count="0"/>
  </office:meta>
</office:document-meta>
</file>